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rovaSansBlack" svg:font-family="AprovaSansBlack"/>
    <style:font-face style:name="InterUI" svg:font-family="Inter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style:line-height-at-least="0.635cm" fo:orphans="2" fo:widows="2" fo:text-indent="0cm" style:auto-text-indent="false"/>
      <style:text-properties fo:font-variant="normal" fo:text-transform="none" fo:color="#111111" loext:opacity="100%" style:font-name="AprovaSansBlack" fo:font-size="15pt" fo:letter-spacing="normal" fo:font-style="normal" fo:font-weight="normal"/>
    </style:style>
    <style:style style:name="P2" style:family="paragraph" style:parent-style-name="Standard">
      <style:paragraph-properties fo:margin-left="0cm" fo:margin-right="1.058cm" fo:margin-top="0cm" fo:margin-bottom="0.847cm" style:contextual-spacing="false" style:line-height-at-least="0.847cm" fo:text-indent="0cm" style:auto-text-indent="false" fo:padding="0cm" fo:border="none"/>
      <style:text-properties fo:font-variant="normal" fo:text-transform="none" fo:color="#111111" loext:opacity="100%" style:font-name="AprovaSansBlack" fo:font-size="15pt" fo:letter-spacing="normal" fo:font-style="normal" fo:font-weight="normal"/>
    </style:style>
    <style:style style:name="P3" style:family="paragraph" style:parent-style-name="Standard">
      <style:paragraph-properties fo:margin-left="0cm" fo:margin-right="1.058cm" fo:margin-top="0cm" fo:margin-bottom="0.847cm" style:contextual-spacing="false" style:line-height-at-least="0.847cm" fo:text-indent="0cm" style:auto-text-indent="false" fo:padding="0cm" fo:border="none"/>
      <style:text-properties fo:font-variant="normal" fo:text-transform="none" fo:color="#111111" loext:opacity="100%" style:font-name="AprovaSansBlack" fo:font-size="15pt" fo:letter-spacing="normal" fo:font-style="normal" fo:font-weight="normal" fo:background-color="#ffff00"/>
    </style:style>
    <style:style style:name="P4" style:family="paragraph" style:parent-style-name="Standard">
      <style:paragraph-properties fo:margin-left="0cm" fo:margin-right="0cm" fo:margin-top="0cm" fo:margin-bottom="0.499cm" style:contextual-spacing="false" style:line-height-at-least="0.635cm" fo:text-indent="0cm" style:auto-text-indent="false"/>
      <style:text-properties fo:color="#111111" loext:opacity="100%" style:font-name="AprovaSansBlack" fo:font-size="15pt" fo:letter-spacing="normal" fo:font-weight="bold"/>
    </style:style>
    <style:style style:name="P5" style:family="paragraph" style:parent-style-name="Text_20_body">
      <style:paragraph-properties fo:margin-left="0cm" fo:margin-right="1.058cm" fo:margin-top="0cm" fo:margin-bottom="0.847cm" style:contextual-spacing="false" style:line-height-at-least="0.847cm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 fo:background-color="#ffff00"/>
    </style:style>
    <style:style style:name="P6" style:family="paragraph" style:parent-style-name="Text_20_body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 fo:background-color="#ffff00"/>
    </style:style>
    <style:style style:name="P7" style:family="paragraph" style:parent-style-name="Text_20_body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fo:letter-spacing="normal"/>
    </style:style>
    <style:style style:name="P8" style:family="paragraph" style:parent-style-name="Text_20_body">
      <style:paragraph-properties fo:margin-left="0cm" fo:margin-right="1.058cm" fo:margin-top="0cm" fo:margin-bottom="0.847cm" style:contextual-spacing="false" style:line-height-at-least="0.847cm" fo:text-indent="0cm" style:auto-text-indent="false" fo:padding="0cm" fo:border="none"/>
      <style:text-properties fo:font-variant="normal" fo:text-transform="none" fo:color="#4d4d4d" loext:opacity="100%" style:font-name="InterUI" fo:font-size="15pt" fo:letter-spacing="normal" fo:font-style="normal" fo:font-weight="normal" fo:background-color="#ffff00"/>
    </style:style>
    <style:style style:name="P9" style:family="paragraph" style:parent-style-name="Text_20_body">
      <style:paragraph-properties fo:margin-left="0cm" fo:margin-right="1.058cm" fo:margin-top="0cm" fo:margin-bottom="0.847cm" style:contextual-spacing="false" style:line-height-at-least="0.847cm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1.058cm" fo:margin-top="0cm" fo:margin-bottom="0.847cm" style:contextual-spacing="false" style:line-height-at-least="0.847cm" fo:text-align="start" style:justify-single-word="false" fo:orphans="2" fo:widows="2" fo:text-indent="0cm" style:auto-text-indent="false" fo:padding="0cm" fo:border="none"/>
      <style:text-properties officeooo:paragraph-rsid="00048087"/>
    </style:style>
    <style:style style:name="P11" style:family="paragraph" style:parent-style-name="Text_20_body">
      <style:paragraph-properties fo:margin-left="0cm" fo:margin-right="1.058cm" fo:margin-top="0cm" fo:margin-bottom="0.847cm" style:contextual-spacing="false" style:line-height-at-least="0.847cm" fo:text-indent="0cm" style:auto-text-indent="false" fo:padding="0cm" fo:border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111111" loext:opacity="100%" style:font-name="InterUI" fo:font-size="15pt" fo:letter-spacing="normal" fo:font-style="normal" fo:font-weight="normal"/>
    </style:style>
    <style:style style:name="T3" style:family="text">
      <style:text-properties fo:font-variant="normal" fo:text-transform="none" fo:color="#111111" loext:opacity="100%" style:font-name="InterUI" fo:font-size="15pt" fo:letter-spacing="normal" fo:font-style="normal" fo:font-weight="normal" fo:background-color="#ffff00" loext:char-shading-value="0"/>
    </style:style>
    <style:style style:name="T4" style:family="text">
      <style:text-properties fo:font-variant="normal" fo:text-transform="none" fo:color="#111111" loext:opacity="100%" style:font-name="InterUI" fo:font-size="15pt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111111" loext:opacity="100%" fo:letter-spacing="normal"/>
    </style:style>
    <style:style style:name="T6" style:family="text">
      <style:text-properties fo:font-variant="normal" fo:text-transform="none" style:font-name="InterUI" fo:font-size="15pt" fo:font-style="normal" fo:font-weight="normal"/>
    </style:style>
    <style:style style:name="T7" style:family="text">
      <style:text-properties fo:font-variant="normal" fo:text-transform="none" fo:color="#4d4d4d" loext:opacity="100%" style:font-name="InterUI" fo:font-size="15pt" fo:font-style="normal" fo:font-weight="normal"/>
    </style:style>
    <style:style style:name="T8" style:family="text">
      <style:text-properties fo:font-variant="normal" fo:text-transform="none" fo:color="#4d4d4d" loext:opacity="100%" style:font-name="InterUI" fo:font-size="15pt" fo:letter-spacing="normal" fo:font-style="normal" fo:font-weight="normal"/>
    </style:style>
    <style:style style:name="T9" style:family="text">
      <style:text-properties fo:font-variant="normal" fo:text-transform="none" fo:color="#4d4d4d" loext:opacity="100%" style:font-name="InterUI" fo:font-size="15pt" fo:letter-spacing="normal" fo:font-style="normal" fo:font-weight="normal" fo:background-color="#ffff00" loext:char-shading-value="0"/>
    </style:style>
    <style:style style:name="T10" style:family="text">
      <style:text-properties fo:font-variant="normal" fo:text-transform="none" fo:color="#4d4d4d" loext:opacity="100%" style:font-name="InterUI" fo:font-size="15pt" fo:letter-spacing="normal" fo:font-style="normal" fo:font-weight="normal" fo:background-color="#ffff00" loext:char-shading-value="0"/>
    </style:style>
    <style:style style:name="T11" style:family="text">
      <style:text-properties fo:font-variant="normal" fo:text-transform="none" fo:color="#4d4d4d" loext:opacity="100%" style:font-name="InterUI" fo:font-size="15pt" fo:letter-spacing="normal" fo:font-style="normal" fo:font-weight="normal"/>
    </style:style>
    <style:style style:name="T12" style:family="text">
      <style:text-properties fo:color="#111111" loext:opacity="100%" fo:letter-spacing="normal"/>
    </style:style>
    <style:style style:name="T13" style:family="text">
      <style:text-properties fo:color="#111111" loext:opacity="100%" style:font-name="InterUI" fo:font-size="15pt" fo:letter-spacing="normal"/>
    </style:style>
    <style:style style:name="T14" style:family="text">
      <style:text-properties style:font-name="InterUI" fo:font-size="15pt"/>
    </style:style>
    <style:style style:name="T15" style:family="text">
      <style:text-properties style:font-name="InterUI" fo:font-size="15pt" fo:font-style="normal" fo:font-weight="normal"/>
    </style:style>
    <style:style style:name="T16" style:family="text">
      <style:text-properties fo:color="#4d4d4d" loext:opacity="100%"/>
    </style:style>
    <style:style style:name="T17" style:family="text">
      <style:text-properties fo:color="#4d4d4d" loext:opacity="100%" style:font-name="InterUI"/>
    </style:style>
    <style:style style:name="T18" style:family="text">
      <style:text-properties fo:color="#4d4d4d" loext:opacity="100%" style:font-name="InterUI" fo:font-size="15pt"/>
    </style:style>
    <style:style style:name="T19" style:family="text">
      <style:text-properties fo:color="#4d4d4d" loext:opacity="100%" style:font-name="InterUI" fo:font-size="15pt" fo:font-style="normal" fo:font-weight="normal"/>
    </style:style>
    <style:style style:name="T20" style:family="text">
      <style:text-properties fo:color="#4d4d4d" loext:opacity="100%" style:font-name="InterUI" fo:font-size="15pt" fo:letter-spacing="normal"/>
    </style:style>
    <style:style style:name="T21" style:family="text">
      <style:text-properties fo:color="#4d4d4d" loext:opacity="100%" style:font-name="InterUI"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</text:p>
      <text:p text:style-name="P10"><text:span text:style-name="T2">Empreender por _____________ acontece quando o indivíduo observa, em um determinado mercado, uma grande chance de abrir um novo negócio e, por isso, acaba dedicando seus recursos para implementar esse novo negócio. Geralmente, o indivíduo que se utiliza deste tipo de empreendedorismo acaba tendo uma grande chance de sucesso no negócio, pois, ele obteve a chance de implementar um negócio com muito planejamento ainda que possua alternativas na sua área profissional.</text:span></text:p>
      <text:p text:style-name="P10"><text:span text:style-name="T2">Com base nesta afirmação estamos falando de qual tipo de empreendedorismo? ​</text:span><text:span text:style-name="T4">Oportunidade</text:span></text:p>
      <text:p text:style-name="Standard">,</text:p>
      <text:p text:style-name="P4">02</text:p>
      <text:p text:style-name="P11"><text:span text:style-name="T12">​</text:span><text:span text:style-name="T20">As organizações que atuam em mercados competitivos devem sempre realizar treinamentos e capacitações que possibilitem aos seus gestores e profissionais que assimilem novos conhecimentos para serem aplicados aos seus negócios. Considerando o exposto, assinale a alternativa que apresenta um insumo importante para que os empreendedores possam superar os desafios.</text:span><text:span text:style-name="T13">​</text:span><text:span text:style-name="T5">​</text:span><text:span text:style-name="T10">Informação</text:span></text:p>
      <text:p text:style-name="P11"><text:span text:style-name="T10"/></text:p>
      <text:p text:style-name="P2"><text:span text:style-name="T21">03</text:span></text:p>
      <text:p text:style-name="P9"><text:soft-page-break/><text:span text:style-name="T2">No caso do Brasil, a preocupação com a criação de pequenas empresas duradouras e a necessidade de diminuir as altas taxas de mortalidade desses empreendimentos são, sem dúvida, motivos para a popularidade do termo “empreendedorismo”, que tem recebido especial atenção por parte do governo e de entidades de classe.(</text:span><text:span text:style-name="Strong_20_Emphasis"><text:span text:style-name="T2">DORNELAS</text:span></text:span><text:span text:style-name="T2">, J. Empreendedorismo, transformando ideias em negócios. 7. ed. São Paulo: Empreende, 2018, p. 22). Considerando o excerto apresentado, assinale a alternativa que apresenta a principal característica relacionada ao empreendedor que investe em um negócio digital.</text:span></text:p>
      <text:p text:style-name="P5">Utilizam da Inovação e da tecnologia em seu negócio</text:p>
      <text:p text:style-name="P11"><text:span text:style-name="T10"/></text:p>
      <text:p text:style-name="P2"><text:span text:style-name="T21">04</text:span></text:p>
      <text:p text:style-name="P7">​<text:span text:style-name="T19">Desde o surgimento de uma ideia, a construção de um empreendimento atravessa etapas distintas que irão definir o sucesso ou insucesso deste negócio. A estrutura de fases de um empreendimento são etapas bem definidas e essenciais para aqueles que desejam uma maior confiabilidade e certeza de que está realizando todos os passos necessários para que o empreendimento atinja seu objetivo, a lucratividade. Como estão relacionadas as fases de um processo empreendedor?</text:span></text:p>
      <text:p text:style-name="P6"><text:soft-page-break/><text:span text:style-name="T16">Devem ser progressivas, de forma integrada e que cada etapa esteja correlacionada com a etapa anterior</text:span></text:p>
      <text:p text:style-name="P3"><text:span text:style-name="T17">05</text:span></text:p>
      <text:p text:style-name="P7">​<text:span text:style-name="T19">A evolução da tecnologia e dos métodos produtivos, permitiu que a sociedade conhecesse uma era de comodidades e inovações. E esta tecnologia avançou pelas fronteiras empresariais, fornecendo funcionalidades e facilitando a administração dos processos. Como a tecnologia pode cooperar para a criação e a manutenção de novas empresas?</text:span><text:span text:style-name="T15">​</text:span></text:p>
      <text:p text:style-name="P8">Por meio de softwares que oferecem funcionalidades como apoio à criação de plano de negócios entre outras ferramentas de auxílio ao empreended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rovaSansBlack" svg:font-family="AprovaSansBlack"/>
    <style:font-face style:name="InterUI" svg:font-family="Inter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7:48:51.816646641</meta:creation-date>
    <dc:date>2023-01-29T17:52:19.333476345</dc:date>
    <meta:editing-duration>PT3M28S</meta:editing-duration>
    <meta:editing-cycles>1</meta:editing-cycles>
    <meta:document-statistic meta:table-count="0" meta:image-count="0" meta:object-count="0" meta:page-count="3" meta:paragraph-count="15" meta:word-count="388" meta:character-count="2624" meta:non-whitespace-character-count="2234"/>
    <meta:generator>LibreOffice/7.3.7.2$Linux_X86_64 LibreOffice_project/30$Build-2</meta:generator>
  </office:meta>
</office:document-meta>
</file>